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ffff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ff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ffffff" draw:marker-start-width="0.45cm" draw:marker-end-width="0.45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ffff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.026cm" svg:stroke-color="#800000" draw:marker-start-width="0.3cm" draw:marker-start-center="false" draw:marker-end-width="0.3cm" draw:marker-end-center="false" draw:stroke-linejoin="miter" draw:fill="solid" draw:fill-color="#800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-0.1cm" draw:shadow-offset-y="0.101cm" draw:shadow-color="#99ccff" draw:shadow-opacity="100%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2" style:family="graphic" style:parent-style-name="standard">
      <style:graphic-properties draw:textarea-vertical-align="middle" draw:auto-grow-height="false" fo:min-height="0cm" fo:min-width="0cm"/>
    </style:style>
    <style:style style:name="pr1" style:family="presentation" style:parent-style-name="lyt-darkblue-title">
      <style:graphic-properties fo:min-height="4.716cm"/>
    </style:style>
    <style:style style:name="pr2" style:family="presentation" style:parent-style-name="lyt-darkblue-outline1">
      <style:graphic-properties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507cm"/>
    </style:style>
    <style:style style:name="pr5" style:family="presentation" style:parent-style-name="lyt-darkblue-notes">
      <style:graphic-properties draw:fill-color="#ffffff" fo:min-height="11.41cm"/>
    </style:style>
    <style:style style:name="co1" style:family="table-column">
      <style:table-column-properties style:column-width="5.398cm" style:use-optimal-column-width="false"/>
    </style:style>
    <style:style style:name="co2" style:family="table-column">
      <style:table-column-properties style:column-width="5.404cm" style:use-optimal-column-width="false"/>
    </style:style>
    <style:style style:name="co3" style:family="table-column">
      <style:table-column-properties style:column-width="2.374cm" style:use-optimal-column-width="false"/>
    </style:style>
    <style:style style:name="co4" style:family="table-column">
      <style:table-column-properties style:column-width="2.391cm" style:use-optimal-column-width="false"/>
    </style:style>
    <style:style style:name="ro1" style:family="table-row">
      <style:table-row-properties style:row-height="1.5cm"/>
    </style:style>
    <style:style style:name="ro2" style:family="table-row">
      <style:table-row-properties style:row-height="1.586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color="#ffff00" fo:font-size="36pt" style:font-size-asian="36pt" style:font-size-complex="36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color="#ffffff" fo:font-size="36pt" style:font-size-asian="36pt" style:font-size-complex="36pt"/>
    </style:style>
    <style:style style:name="ce3" style:family="table-cell">
      <style:graphic-properties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ffffff" fo:font-size="40pt" style:font-size-asian="40pt" style:font-size-complex="40pt"/>
    </style:style>
    <style:style style:name="ce4" style:family="table-cell">
      <style:graphic-properties draw:fill="solid"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ffffff" fo:font-size="40pt" style:font-size-asian="40pt" style:font-size-complex="40pt"/>
    </style:style>
    <style:style style:name="ce5" style:family="table-cell">
      <style:graphic-properties draw:fill-color="#000000" style:repeat="repeat" fo:padding-top="0.1cm" fo:padding-bottom="0.1cm" fo:padding-left="0.1cm" fo:padding-right="0.1cm"/>
      <style:paragraph-properties fo:text-align="center" fo:border="0.05cm solid #ffffff"/>
      <style:text-properties fo:color="#ffff00" fo:font-size="40pt" style:font-size-asian="40pt" style:font-size-complex="4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text-properties fo:color="#ffffff" fo:font-family="'Times New Roman'" style:font-family-generic="roman" style:font-pitch="variable" fo:font-size="32pt" style:font-size-asian="32pt" style:font-size-complex="32pt"/>
    </style:style>
    <style:style style:name="P5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6" style:family="paragraph">
      <style:text-properties fo:font-size="24pt"/>
    </style:style>
    <style:style style:name="P7" style:family="paragraph">
      <style:paragraph-properties fo:margin-left="1.27cm" fo:margin-right="0cm" fo:text-align="center" fo:text-indent="-0.635cm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style:text-properties fo:color="#ffffff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color="#ffff00" fo:font-size="36pt" style:font-size-asian="36pt" style:font-size-complex="36pt"/>
    </style:style>
    <style:style style:name="P17" style:family="paragraph">
      <style:paragraph-properties fo:text-align="center"/>
      <style:text-properties fo:color="#ffffff" fo:font-size="36pt" style:font-size-asian="36pt" style:font-size-complex="36pt"/>
    </style:style>
    <style:style style:name="P18" style:family="paragraph">
      <style:paragraph-properties fo:text-align="center"/>
      <style:text-properties fo:font-size="36pt" style:font-size-asian="36pt" style:font-size-complex="36pt"/>
    </style:style>
    <style:style style:name="P19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ffffff" fo:font-family="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23" style:family="paragraph">
      <style:paragraph-properties fo:text-align="center"/>
      <style:text-properties fo:color="#ffffff" fo:font-size="40pt" style:font-size-asian="40pt" style:font-size-complex="40pt"/>
    </style:style>
    <style:style style:name="P24" style:family="paragraph">
      <style:paragraph-properties fo:text-align="center"/>
      <style:text-properties fo:color="#ffff00" fo:font-size="40pt" style:font-size-asian="40pt" style:font-size-complex="40pt"/>
    </style:style>
    <style:style style:name="T1" style:family="text">
      <style:text-properties fo:font-size="40pt" fo:language="uk" fo:country="UA" style:font-size-asian="40pt" style:font-size-complex="40pt"/>
    </style:style>
    <style:style style:name="T2" style:family="text">
      <style:text-properties fo:font-size="24pt" fo:language="uk" fo:country="UA" style:font-size-asian="24pt" style:font-size-complex="24pt"/>
    </style:style>
    <style:style style:name="T3" style:family="text">
      <style:text-properties fo:color="#ffffff" fo:font-family="'Times New Roman'" style:font-family-generic="roman" style:font-pitch="variable" fo:font-size="32pt" fo:language="uk" fo:country="UA" style:font-size-asian="32pt" style:font-size-complex="32pt"/>
    </style:style>
    <style:style style:name="T4" style:family="text">
      <style:text-properties fo:color="#ffff00" fo:font-family="'Times New Roman'" style:font-family-generic="roman" style:font-pitch="variable" fo:font-size="32pt" fo:language="uk" fo:country="UA" style:font-size-asian="32pt" style:font-size-complex="32pt"/>
    </style:style>
    <style:style style:name="T5" style:family="text">
      <style:text-properties fo:font-family="'Times New Roman'" style:font-family-generic="roman" style:font-pitch="variable" fo:font-size="32pt" fo:language="uk" fo:country="UA" style:font-size-asian="32pt" style:font-size-complex="3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style="italic" style:font-size-asian="13pt" style:font-style-asian="italic" style:font-size-complex="13pt" style:font-style-complex="italic"/>
    </style:style>
    <style:style style:name="T12" style:family="text">
      <style:text-properties fo:color="#ffffff"/>
    </style:style>
    <style:style style:name="T13" style:family="text">
      <style:text-properties fo:color="#00ff00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00ff" fo:font-size="22pt" style:font-size-asian="22pt" style:font-size-complex="22pt"/>
    </style:style>
    <style:style style:name="T15" style:family="text">
      <style:text-properties fo:color="#ffff00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ff00ff"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ff00ff"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00ff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fffff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ffff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e6e6e6" style:text-outline="false" style:text-line-through-style="none" fo:font-family="'Times New Roman'" style:font-family-generic="roman" style:font-pitch="variable" fo:font-size="32pt" fo:language="uk" fo:country="UA" fo:font-style="normal" fo:text-shadow="none" style:text-underline-style="none" fo:font-weight="normal" style:font-size-asian="32pt" style:language-asian="zxx" style:country-asian="none" style:font-size-complex="32pt"/>
    </style:style>
    <style:style style:name="T24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ffff00" fo:font-size="32pt" style:font-size-asian="32pt" style:font-size-complex="32pt"/>
    </style:style>
    <style:style style:name="T27" style:family="text">
      <style:text-properties fo:color="#ffff00"/>
    </style:style>
    <style:style style:name="T28" style:family="text">
      <style:text-properties fo:color="#ffff00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ff00ff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ff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ff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Технології розробки алгоритмів розв'язання інженерних задач</text:span><text:span text:style-name="T1"><text:line-break/></text:span><text:span text:style-name="T2">Лекція №2</text:span></text:p>
          </draw:text-box>
        </draw:frame>
        <draw:frame presentation:style-name="pr2" draw:text-style-name="P4" draw:layer="layout" svg:width="24.369cm" svg:height="13.795cm" svg:x="2.058cm" svg:y="5.453cm" presentation:class="outline" presentation:user-transformed="true">
          <draw:text-box>
            <text:p text:style-name="P3"><text:span text:style-name="T3">Викладач: Дрєєв Олександр Миколайович</text:span></text:p>
            <text:p text:style-name="P3"><text:span text:style-name="T3"/></text:p>
            <text:p text:style-name="P3"><text:span text:style-name="T3">2. Правила оформлення програми:</text:span></text:p>
            <text:p text:style-name="P3"><text:span text:style-name="T3"><text:s text:c="2"/></text:span><text:span text:style-name="T3">2.1. Структурна, функціональна, блок- схеми. <text:s text:c="2"/>Принцип написання від коментарів до програми.</text:span></text:p>
            <text:p text:style-name="P3"><text:span text:style-name="T3"><text:s text:c="2"/></text:span><text:span text:style-name="T3">2.2. Оформлення програми для зручності читання. Вирівнювання тексту. Уособлення функцій, умов, циклів.</text:span></text:p>
            <text:p text:style-name="P3"><text:span text:style-name="T3"><text:s text:c="2"/></text:span><text:span text:style-name="T3">2.3. Принцип універсальності використання. Потоки вводу-виводу, стандартизація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Причини введення правил оформлення</text:span></text:p>
          </draw:text-box>
        </draw:frame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4">Програми пишуться на РОКИ</text:span><text:span text:style-name="T3"> — основна частина в роботи програміста є не створення програмного продукту, а його вдосконалення та супроводження. Через місяць Ваш код прирівнюється до чужого, але помилки виправляти потрібно, потрібно доповнювати функціональність, тощо.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Структурна, функціональна, блок- схеми. </text:span></text:p>
          </draw:text-box>
        </draw:frame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5">Постанова задачі:</text:span></text:p>
            <text:p text:style-name="P3"><text:span text:style-name="T5"><text:s text:c="3"/></text:span><text:span text:style-name="T5">1. Вхідні данні та способи їх отримання</text:span></text:p>
            <text:p text:style-name="P3"><text:span text:style-name="T5"><text:s text:c="3"/></text:span><text:span text:style-name="T5">2. Вихідні данні та способи їх виведення</text:span></text:p>
            <text:p text:style-name="P3"><text:span text:style-name="T5"><text:s text:c="3"/></text:span><text:span text:style-name="T5">3. Вимоги до часу виконання</text:span></text:p>
            <text:p text:style-name="P3"><text:span text:style-name="T5"><text:s text:c="3"/></text:span><text:span text:style-name="T5">4. Вимоги до використання пам'яті</text:span></text:p>
            <text:p text:style-name="P3"><text:span text:style-name="T5"><text:s text:c="3"/></text:span><text:span text:style-name="T5">5. Вимоги до розміру програми</text:span></text:p>
            <text:p text:style-name="P3"><text:span text:style-name="T3"/></text:p>
            <text:p text:style-name="P3"><text:span text:style-name="T3"><text:s text:c="3"/></text:span><text:span text:style-name="T4">6. Строки виконання</text:span></text:p>
            <text:p text:style-name="P3"><text:span text:style-name="T4"><text:s text:c="3"/></text:span><text:span text:style-name="T4">7. Методика перевірки функціональності</text:span></text:p>
            <text:p text:style-name="P3"><text:span text:style-name="T4"><text:s text:c="3"/></text:span><text:span text:style-name="T4">8. Доведення правильності 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Структурна схема</text:span></text:p>
          </draw:text-box>
        </draw:frame>
        <draw:frame presentation:style-name="pr2" draw:text-style-name="P5" draw:layer="layout" svg:width="24.369cm" svg:height="13.795cm" svg:x="2.058cm" svg:y="5.453cm" presentation:class="outline" presentation:user-transformed="true">
          <draw:text-box>
            <text:p text:style-name="P3"><text:span text:style-name="T5">На прикладі сортування вибіркою</text:span></text:p>
            <text:p text:style-name="P3"><text:span text:style-name="T5"/></text:p>
            <text:p text:style-name="P7"><text:span text:style-name="T5">З ЧОГО СКЛАДАЄТЬСЯ</text:span></text:p>
            <text:p text:style-name="P3"><text:span text:style-name="T5">Для програми виділяють:</text:span></text:p>
            <text:p text:style-name="P3"><text:span text:style-name="T5"><text:s text:c="3"/></text:span><text:span text:style-name="T5">1. Блок отримання масиву</text:span></text:p>
            <text:p text:style-name="P3"><text:span text:style-name="T5"><text:s text:c="3"/></text:span><text:span text:style-name="T5">2. Блок звернення до елементів масиву</text:span></text:p>
            <text:p text:style-name="P3"><text:span text:style-name="T5"><text:s text:c="3"/></text:span><text:span text:style-name="T5">3. Блок отримання найбільшого елемента в вказаному діапазоні</text:span></text:p>
            <text:p text:style-name="P3"><text:span text:style-name="T5"><text:s text:c="3"/></text:span><text:span text:style-name="T5">4. Блок формування під діапазонів</text:span></text:p>
            <text:p text:style-name="P3"><text:span text:style-name="T5"><text:s text:c="3"/></text:span><text:span text:style-name="T5">5. Блок перестановки елементів</text:span></text:p>
            <text:p text:style-name="P3"><text:span text:style-name="T5"><text:s text:c="3"/></text:span><text:span text:style-name="T5">6. Блок виводу результату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draw:frame presentation:style-name="pr2" draw:text-style-name="P5" draw:layer="layout" svg:width="24.369cm" svg:height="13.715cm" svg:x="2.058cm" svg:y="5.453cm" presentation:class="outline" presentation:user-transformed="true">
          <draw:text-box>
            <text:p text:style-name="P3"><text:span text:style-name="T5">Будується функціональна взаємодія:</text:span></text:p>
            <text:p text:style-name="P3"><text:span text:style-name="T3"/></text:p>
            <text:p text:style-name="P7"><text:span text:style-name="T3">ЯК ПРАЦЮЄ</text:span></text:p>
            <text:p text:style-name="P3"><text:span text:style-name="T3">1. Цикл підготовки масиву</text:span></text:p>
            <text:p text:style-name="P3"><text:span text:style-name="T3">2. Цикл визначення підмасивів, видає перший номер</text:span></text:p>
            <text:p text:style-name="P3"><text:span text:style-name="T3">3. Цикл пошуку номеру максимального елементу</text:span></text:p>
            <text:p text:style-name="P3"><text:span text:style-name="T3">4. <text:s/>Зміна елементів місцями</text:span></text:p>
            <text:p text:style-name="P3"><text:span text:style-name="T3">5. Цикл виведення результату</text:span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Фун</text:span>кціональна схема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draw:frame presentation:style-name="pr4" draw:layer="layout" svg:width="23.912cm" svg:height="3.507cm" svg:x="2.058cm" svg:y="0.784cm" presentation:class="title" presentation:user-transformed="true">
          <draw:text-box>
            <text:p text:style-name="P1"><text:span text:style-name="T1">Введення до предмету</text:span><text:span text:style-name="T1"><text:line-break/></text:span><text:span text:style-name="T2">Схема потоків інформації</text:span></text:p>
          </draw:text-box>
        </draw:frame>
        <draw:frame presentation:style-name="pr2" draw:text-style-name="P8" draw:layer="layout" svg:width="24.369cm" svg:height="14.051cm" svg:x="2.058cm" svg:y="5.453cm" presentation:class="outline" presentation:user-transformed="true">
          <draw:text-box>
            <text:list text:style-name="L2">
              <text:list-header>
                <text:p text:style-name="P1"><text:span text:style-name="T6">ВИДІЛЕННЯ ПОТОКІВ</text:span></text:p>
                <text:p><text:span text:style-name="T6">1. Потік введення</text:span></text:p>
                <text:p><text:span text:style-name="T6">2. Потік індексів початку пошуку максимального</text:span></text:p>
                <text:p><text:span text:style-name="T6">3. Потік значень елементів для пошуку максимального значення</text:span></text:p>
                <text:p><text:span text:style-name="T6">4. Потік індексів максимальних елементів</text:span></text:p>
                <text:p><text:span text:style-name="T6">5. Потоки переміни місцями елементів</text:span></text:p>
                <text:p><text:span text:style-name="T6">6. Потік виведення </text:span></text:p>
                <text:p><text:span text:style-name="T6">Визначення інтенсивних потоків</text:span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draw:frame presentation:style-name="pr2" draw:text-style-name="P5" draw:layer="layout" svg:width="24.369cm" svg:height="13.795cm" svg:x="2cm" svg:y="5cm" presentation:class="outline" presentation:user-transformed="true">
          <draw:text-box>
            <text:p text:style-name="P3"><text:span text:style-name="T4">За структурою:</text:span><text:span text:style-name="T3"> максималізація відокремлення блоків керування інформацією та контейнерами інформації</text:span></text:p>
            <text:p text:style-name="P3"><text:span text:style-name="T4">За функціональністю:</text:span><text:span text:style-name="T3"> мінімалізація кількості взаємодійних зв'язків модулів програми без врахування руху інформації</text:span></text:p>
            <text:p text:style-name="P3"><text:span text:style-name="T4">За потоками інформації:</text:span><text:span text:style-name="T3"> мінімілізація руху інформації </text:span></text:p>
            <text:p text:style-name="P3"><text:span text:style-name="T3"/></text:p>
            <text:p text:style-name="P3"><text:span text:style-name="T3">Корекція схем</text:span></text:p>
            <text:p text:style-name="P3"><text:span text:style-name="T3"/></text:p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Аналіз алгоритму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Створення блок-схеми алгоритму</text:span></text:p>
          </draw:text-box>
        </draw:frame>
        <draw:g>
          <draw:custom-shape draw:style-name="gr2" draw:text-style-name="P9" xml:id="id2" draw:id="id2" draw:layer="layout" svg:width="4cm" svg:height="2cm" svg:x="3cm" svg:y="7cm">
            <text:p text:style-name="P1"><text:span text:style-name="T7">Для кожного</text:span></text:p>
            <text:p text:style-name="P1"><text:span text:style-name="T7">елементу </text:span><text:span text:style-name="T8">і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xml:id="id1" draw:id="id1" draw:layer="layout" svg:width="4cm" svg:height="1cm" svg:x="3cm" svg:y="5cm">
            <text:p text:style-name="P1">Початок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" draw:text-style-name="P1" xml:id="id3" draw:id="id3" draw:layer="layout" svg:width="4cm" svg:height="2cm" svg:x="3cm" svg:y="10cm">
            <text:p text:style-name="P1">? a[i]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9" xml:id="id4" draw:id="id4" draw:layer="layout" svg:width="4cm" svg:height="2cm" svg:x="11cm" svg:y="7cm">
            <text:p text:style-name="P1"><text:span text:style-name="T7">Для </text:span><text:span text:style-name="T8">і=0 </text:span><text:span text:style-name="T9">до</text:span></text:p>
            <text:p text:style-name="P1"><text:span text:style-name="T8">N -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0" xml:id="id5" draw:id="id5" draw:layer="layout" svg:width="4cm" svg:height="2cm" svg:x="11cm" svg:y="10cm">
            <text:p text:style-name="P1"><text:span text:style-name="T10">Знайти</text:span></text:p>
            <text:p text:style-name="P1"><text:span text:style-name="T10">K — макси-</text:span></text:p>
            <text:p text:style-name="P1"><text:span text:style-name="T10">мальний</text:span></text:p>
            <text:p text:style-name="P1"><text:span text:style-name="T10">серед </text:span><text:span text:style-name="T11">i..N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2" draw:text-style-name="P1" xml:id="id6" draw:id="id6" draw:layer="layout" svg:width="4cm" svg:height="2cm" svg:x="11cm" svg:y="13cm">
            <text:p text:style-name="P1">Поміняти</text:p>
            <text:p text:style-name="P1">a[i] та a[K]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xml:id="id7" draw:id="id7" draw:layer="layout" svg:width="4cm" svg:height="1cm" svg:x="3cm" svg:y="16.5cm">
            <text:p text:style-name="P1">Кінець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3" draw:text-style-name="P1" draw:layer="layout" svg:x1="5cm" svg:y1="6cm" svg:x2="5cm" svg:y2="7cm" draw:start-shape="id1" draw:start-glue-point="6" draw:end-shape="id2" draw:end-glue-point="4" svg:d="m5000 6000v1000">
            <text:p/>
          </draw:connector>
          <draw:connector draw:style-name="gr3" draw:text-style-name="P1" draw:layer="layout" svg:x1="5cm" svg:y1="9cm" svg:x2="5cm" svg:y2="10cm" draw:start-shape="id2" draw:start-glue-point="6" draw:end-shape="id3" draw:end-glue-point="5" svg:d="m5000 9000v1000">
            <text:p/>
          </draw:connector>
          <draw:connector draw:style-name="gr3" draw:text-style-name="P1" draw:layer="layout" svg:x1="5cm" svg:y1="12cm" svg:x2="3cm" svg:y2="8cm" draw:start-shape="id3" draw:start-glue-point="8" draw:end-shape="id2" draw:end-glue-point="5" svg:d="m5000 12000v551h-2550v-4551h550">
            <text:p/>
          </draw:connector>
          <draw:connector draw:style-name="gr3" draw:text-style-name="P1" draw:layer="layout" svg:x1="7cm" svg:y1="8cm" svg:x2="13cm" svg:y2="7cm" draw:start-shape="id2" draw:start-glue-point="7" draw:end-shape="id4" draw:end-glue-point="4" svg:d="m7000 8000h2000v-1551h4000v551">
            <text:p/>
          </draw:connector>
          <draw:connector draw:style-name="gr3" draw:text-style-name="P1" draw:layer="layout" svg:x1="13cm" svg:y1="9cm" svg:x2="13cm" svg:y2="10cm" draw:start-shape="id4" draw:start-glue-point="6" draw:end-shape="id5" draw:end-glue-point="0" svg:d="m13000 9000v1000">
            <text:p/>
          </draw:connector>
          <draw:connector draw:style-name="gr3" draw:text-style-name="P1" draw:layer="layout" svg:x1="13cm" svg:y1="12cm" svg:x2="13cm" svg:y2="13cm" draw:start-shape="id5" draw:start-glue-point="2" draw:end-shape="id6" draw:end-glue-point="4" svg:d="m13000 12000v1000">
            <text:p/>
          </draw:connector>
          <draw:connector draw:style-name="gr3" draw:text-style-name="P1" draw:layer="layout" svg:x1="13cm" svg:y1="15cm" svg:x2="11cm" svg:y2="8cm" draw:start-shape="id6" draw:start-glue-point="6" draw:end-shape="id4" draw:end-glue-point="5" svg:d="m13000 15000v551h-2550v-7551h550">
            <text:p/>
          </draw:connector>
          <draw:connector draw:style-name="gr3" draw:text-style-name="P1" xml:id="id8" draw:id="id8" draw:layer="layout" svg:x1="5cm" svg:y1="16.5cm" svg:x2="16.043cm" svg:y2="15.875cm" draw:start-shape="id7" draw:start-glue-point="4" svg:d="m5000 16500v-587h11043v-38">
            <text:p/>
          </draw:connector>
          <draw:connector draw:style-name="gr3" draw:text-style-name="P1" draw:layer="layout" svg:x1="15cm" svg:y1="8cm" svg:x2="16.043cm" svg:y2="15.875cm" draw:start-shape="id4" draw:start-glue-point="7" draw:end-shape="id8" draw:end-glue-point="3" svg:d="m15000 8000h1043v7875">
            <text:p/>
          </draw:connector>
          <draw:custom-shape draw:style-name="gr2" draw:text-style-name="P1" xml:id="id9" draw:id="id9" draw:layer="layout" svg:width="4cm" svg:height="1cm" svg:x="19cm" svg:y="5cm">
            <text:p text:style-name="P1">Початок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2" draw:text-style-name="P9" xml:id="id11" draw:id="id11" draw:layer="layout" svg:width="4cm" svg:height="2cm" svg:x="19cm" svg:y="10cm">
            <text:p text:style-name="P1"><text:span text:style-name="T7">Для r=i+1 до</text:span></text:p>
            <text:p text:style-name="P1"><text:span text:style-name="T7">N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xml:id="id10" draw:id="id10" draw:layer="layout" svg:width="4cm" svg:height="2cm" svg:x="19cm" svg:y="7cm">
            <text:p text:style-name="P1">К = і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xml:id="id12" draw:id="id12" draw:layer="layout" svg:width="4cm" svg:height="2cm" svg:x="19cm" svg:y="13cm">
            <text:p text:style-name="P1">a[K]&lt;a[r]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4" draw:text-style-name="P11" draw:layer="layout" svg:width="1.493cm" svg:height="0.962cm" svg:x="22.503cm" svg:y="13.037cm">
            <draw:text-box>
              <text:p><text:span text:style-name="T12">Так</text:span></text:p>
            </draw:text-box>
          </draw:frame>
          <draw:custom-shape draw:style-name="gr2" draw:text-style-name="P1" xml:id="id13" draw:id="id13" draw:layer="layout" svg:width="4cm" svg:height="2cm" svg:x="22.58cm" svg:y="15.63cm">
            <text:p text:style-name="P1">К = 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xml:id="id14" draw:id="id14" draw:layer="layout" svg:width="4cm" svg:height="1cm" svg:x="23.5cm" svg:y="12cm">
            <text:p text:style-name="P1">Вихід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3" draw:text-style-name="P1" draw:layer="layout" svg:x1="21cm" svg:y1="6cm" svg:x2="21cm" svg:y2="7cm" draw:start-shape="id9" draw:start-glue-point="6" draw:end-shape="id10" draw:end-glue-point="4" svg:d="m21000 6000v1000">
            <text:p/>
          </draw:connector>
          <draw:connector draw:style-name="gr3" draw:text-style-name="P1" draw:layer="layout" svg:x1="21cm" svg:y1="9cm" svg:x2="21cm" svg:y2="10cm" draw:start-shape="id10" draw:start-glue-point="6" draw:end-shape="id11" draw:end-glue-point="4" svg:d="m21000 9000v1000">
            <text:p/>
          </draw:connector>
          <draw:connector draw:style-name="gr3" draw:text-style-name="P1" draw:layer="layout" svg:x1="21cm" svg:y1="12cm" svg:x2="21cm" svg:y2="13cm" draw:start-shape="id11" draw:start-glue-point="6" draw:end-shape="id12" draw:end-glue-point="4" svg:d="m21000 12000v1000">
            <text:p/>
          </draw:connector>
          <draw:connector draw:style-name="gr3" draw:text-style-name="P1" draw:layer="layout" svg:x1="23cm" svg:y1="14cm" svg:x2="24.58cm" svg:y2="15.63cm" draw:start-shape="id12" draw:end-shape="id13" draw:end-glue-point="4" svg:d="m23000 14000h1580v1630">
            <text:p/>
          </draw:connector>
          <draw:connector draw:style-name="gr3" draw:text-style-name="P1" draw:layer="layout" svg:x1="24.58cm" svg:y1="17.63cm" svg:x2="19cm" svg:y2="11cm" draw:start-shape="id13" draw:start-glue-point="6" draw:end-shape="id11" draw:end-glue-point="5" svg:d="m24580 17630v551h-6130v-7181h550">
            <text:p/>
          </draw:connector>
          <draw:connector draw:style-name="gr3" draw:text-style-name="P1" draw:layer="layout" svg:x1="23cm" svg:y1="11cm" svg:x2="25.5cm" svg:y2="12cm" draw:start-shape="id11" draw:start-glue-point="7" draw:end-shape="id14" draw:end-glue-point="4" svg:d="m23000 11000h2500v1000">
            <text:p/>
          </draw:connector>
          <draw:connector draw:style-name="gr5" draw:text-style-name="P1" draw:layer="layout" svg:x1="21cm" svg:y1="15cm" svg:x2="20.998cm" svg:y2="18.143cm" draw:start-shape="id12" draw:start-glue-point="6" svg:d="m21000 15000v1847h-2v1296">
            <text:p/>
          </draw:connector>
        </draw:g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draw:frame presentation:style-name="pr2" draw:text-style-name="P12" draw:layer="layout" svg:width="24.369cm" svg:height="13.715cm" svg:x="2.058cm" svg:y="5.253cm" presentation:class="outline" presentation:user-transformed="true">
          <draw:text-box>
            <text:list text:style-name="L2">
              <text:list-header>
                <text:p><text:span text:style-name="T13">#include &lt;stdio.h&gt;</text:span></text:p>
                <text:p><text:span text:style-name="T14">/* Функція для переданого масиву А починаючи з номера і <text:s/></text:span></text:p>
                <text:p><text:span text:style-name="T14"><text:s/></text:span><text:span text:style-name="T14">* шукає максимальний елемент та повертає його номер*/</text:span></text:p>
                <text:p><text:span text:style-name="T15">int</text:span><text:span text:style-name="T16"> findMaxFromI(</text:span><text:span text:style-name="T15">int</text:span><text:span text:style-name="T16">* A, </text:span><text:span text:style-name="T15">int</text:span><text:span text:style-name="T16"> start, </text:span><text:span text:style-name="T15">int</text:span><text:span text:style-name="T16"> length);</text:span></text:p>
                <text:p><text:span text:style-name="T16"/></text:p>
                <text:p><text:span text:style-name="T15">int</text:span><text:span text:style-name="T16"> main(</text:span><text:span text:style-name="T15">int</text:span><text:span text:style-name="T16"> N, </text:span><text:span text:style-name="T15">char</text:span><text:span text:style-name="T16">* Param[])</text:span></text:p>
                <text:p><text:span text:style-name="T16">{ </text:span><text:span text:style-name="T17">/*</text:span><text:span text:style-name="T18">Опис масиву та змінна для його довжини</text:span><text:span text:style-name="T17">*/</text:span></text:p>
                <text:p><text:span text:style-name="T16"><text:s text:c="2"/></text:span><text:span text:style-name="T15">int</text:span><text:span text:style-name="T16"> Massiv[</text:span><text:span text:style-name="T19">256</text:span><text:span text:style-name="T16">], k;</text:span></text:p>
                <text:p><text:span text:style-name="T16"><text:s text:c="2"/></text:span><text:span text:style-name="T15">int</text:span><text:span text:style-name="T16"> i,Tmp,M; </text:span><text:span text:style-name="T17">/*</text:span><text:span text:style-name="T18">Лічильник, тимчасова, номер max */</text:span></text:p>
                <text:p><text:span text:style-name="T16"><text:s text:c="2"/></text:span><text:span text:style-name="T18">/*Цикл введення масиву до кінця файлу або до k=256 */</text:span></text:p>
                <text:p><text:span text:style-name="T16"><text:s text:c="2"/></text:span><text:span text:style-name="T15">while</text:span><text:span text:style-name="T16">( !feof(stdin) &amp;&amp; k&lt;</text:span><text:span text:style-name="T19">256</text:span><text:span text:style-name="T16"> )</text:span></text:p>
                <text:p><text:span text:style-name="T16"><text:s text:c="2"/></text:span><text:span text:style-name="T16">{</text:span></text:p>
                <text:p><text:span text:style-name="T16"><text:s text:c="4"/></text:span><text:span text:style-name="T16">scanf(“%i”,&amp;Massiv[k]);</text:span></text:p>
                <text:p><text:span text:style-name="T16"><text:s text:c="4"/></text:span><text:span text:style-name="T16">k++;</text:span></text:p>
                <text:p><text:span text:style-name="T16"><text:s text:c="2"/></text:span><text:span text:style-name="T16">}</text:span></text:p>
              </text:list-header>
            </text:list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Принцип написання від коментарів до коду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draw:frame presentation:style-name="pr2" draw:text-style-name="P12" draw:layer="layout" svg:width="24.369cm" svg:height="13.715cm" svg:x="2.058cm" svg:y="5.253cm" presentation:class="outline" presentation:user-transformed="true">
          <draw:text-box>
            <text:list text:style-name="L2">
              <text:list-header>
                <text:p><text:span text:style-name="T14">/* Для кожного елементу введеного масиву виконати:*/</text:span></text:p>
                <text:p><text:span text:style-name="T15"><text:s text:c="2"/></text:span><text:span text:style-name="T15">for</text:span><text:span text:style-name="T16">(i=0;i&lt;k;i++)</text:span></text:p>
                <text:p><text:span text:style-name="T16"><text:s text:c="2"/></text:span><text:span text:style-name="T16">{ </text:span><text:span text:style-name="T18">/* Визначимо номер максимального */</text:span></text:p>
                <text:p><text:span text:style-name="T16"><text:s text:c="4"/></text:span><text:span text:style-name="T16">M=findMaxFromI(Massiv,i);</text:span></text:p>
                <text:p><text:span text:style-name="T16"><text:s text:c="4"/></text:span><text:span text:style-name="T18">/* Поміняємо максимальний з теперішнім елементом */</text:span></text:p>
                <text:p><text:span text:style-name="T16"><text:s text:c="4"/></text:span><text:span text:style-name="T16">Tmp=Massiv[M];</text:span></text:p>
                <text:p><text:span text:style-name="T16"><text:s text:c="4"/></text:span><text:span text:style-name="T16">Massiv[M] = Massiv[i];</text:span></text:p>
                <text:p><text:span text:style-name="T16"><text:s text:c="4"/></text:span><text:span text:style-name="T16">Massiv[i] = Tmp;</text:span></text:p>
                <text:p><text:span text:style-name="T16"><text:s text:c="2"/></text:span><text:span text:style-name="T16">}</text:span><text:span text:style-name="T18">/* Масив відсортовано, приступимо до виводу */</text:span></text:p>
                <text:p><text:span text:style-name="T20"><text:s text:c="2"/></text:span><text:span text:style-name="T15">for</text:span><text:span text:style-name="T21">(i=0;i&lt;k;i++)</text:span></text:p>
                <text:p><text:span text:style-name="T21"><text:s text:c="2"/></text:span><text:span text:style-name="T21">{</text:span></text:p>
                <text:p><text:span text:style-name="T21"><text:s text:c="4"/></text:span><text:span text:style-name="T21">printf(“%i\n”,Massiv[i]);</text:span></text:p>
                <text:p><text:span text:style-name="T21"><text:s text:c="2"/></text:span><text:span text:style-name="T21">}</text:span></text:p>
                <text:p><text:span text:style-name="T21">}</text:span></text:p>
              </text:list-header>
            </text:list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Принцип універсальності використання, потоки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draw:frame presentation:style-name="pr2" draw:text-style-name="P12" draw:layer="layout" svg:width="24.369cm" svg:height="13.715cm" svg:x="2.058cm" svg:y="5.253cm" presentation:class="outline" presentation:user-transformed="true">
          <draw:text-box>
            <text:list text:style-name="L2">
              <text:list-header>
                <text:p><text:span text:style-name="T15">int</text:span><text:span text:style-name="T22"> </text:span><text:span text:style-name="T21">findMaxFromI(</text:span><text:span text:style-name="T15">int</text:span><text:span text:style-name="T21">* A, </text:span><text:span text:style-name="T15">int</text:span><text:span text:style-name="T22"> </text:span><text:span text:style-name="T21">start, </text:span><text:span text:style-name="T15">int</text:span><text:span text:style-name="T21"> length)</text:span></text:p>
                <text:p><text:span text:style-name="T21">{</text:span></text:p>
                <text:p><text:span text:style-name="T21"><text:s text:c="2"/></text:span><text:span text:style-name="T15">int</text:span><text:span text:style-name="T21"> i,M;</text:span></text:p>
                <text:p><text:span text:style-name="T21"><text:s text:c="2"/></text:span><text:span text:style-name="T21">M = start; </text:span><text:span text:style-name="T18">/*Перший елемент вважаємо найбільшим*/</text:span></text:p>
                <text:p><text:span text:style-name="T21"><text:s text:c="2"/></text:span><text:span text:style-name="T15">for</text:span><text:span text:style-name="T21">(i=start; i&lt;length; i++)</text:span></text:p>
                <text:p><text:span text:style-name="T21"><text:s text:c="2"/></text:span><text:span text:style-name="T21">{ </text:span><text:span text:style-name="T18">/*Для кожного з дальших елементів перевіримо, чи він <text:s text:c="2"/></text:span></text:p>
                <text:p><text:span text:style-name="T18"><text:s text:c="11"/></text:span><text:span text:style-name="T18">*більший*/</text:span></text:p>
                <text:p><text:span text:style-name="T21"><text:s text:c="4"/></text:span><text:span text:style-name="T15">if</text:span><text:span text:style-name="T21">( A[i]&gt;A[M] )</text:span></text:p>
                <text:p><text:span text:style-name="T21"><text:s text:c="4"/></text:span><text:span text:style-name="T21">{ </text:span><text:span text:style-name="T18">/*Якщо дійсно більший, то змінимо номер найбільшого*/</text:span></text:p>
                <text:p><text:span text:style-name="T21"><text:s text:c="6"/></text:span><text:span text:style-name="T21">M = i;</text:span></text:p>
                <text:p><text:span text:style-name="T21"><text:s text:c="4"/></text:span><text:span text:style-name="T21">}</text:span></text:p>
                <text:p><text:span text:style-name="T21"><text:s text:c="2"/></text:span><text:span text:style-name="T21">}</text:span></text:p>
                <text:p><text:span text:style-name="T21"><text:s text:c="2"/></text:span><text:span text:style-name="T15">return</text:span><text:span text:style-name="T21"> M;</text:span><text:span text:style-name="T18">/*Повертаємо значення найбільшого елементу*/</text:span></text:p>
                <text:p><text:span text:style-name="T21">}</text:span></text:p>
              </text:list-header>
            </text:list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Правила оформлення програми</text:span><text:span text:style-name="T1"><text:line-break/></text:span><text:span text:style-name="T2">Оформлення програми для зручності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draw:frame presentation:style-name="pr2" draw:text-style-name="P5" draw:layer="layout" svg:width="24.369cm" svg:height="13.715cm" svg:x="2.058cm" svg:y="5.253cm" presentation:class="outline" presentation:user-transformed="true">
          <draw:text-box>
            <text:list text:style-name="L2">
              <text:list-header>
                <text:p><text:span text:style-name="T23">3. Основні принципи проектування алгоритмів.</text:span></text:p>
                <text:p><text:span text:style-name="T23"><text:s text:c="3"/></text:span><text:span text:style-name="T23">3.1. Принцип виконання алгоритму на процесорі. Приклад.</text:span></text:p>
                <text:p><text:span text:style-name="T23"><text:s text:c="3"/></text:span><text:span text:style-name="T23">3.2. Метод покрокової деталізації.</text:span></text:p>
                <text:p><text:span text:style-name="T23"><text:s text:c="3"/></text:span><text:span text:style-name="T23">3.3. Запис алгоритму.</text:span></text:p>
                <text:p><text:span text:style-name="T23"><text:s text:c="3"/></text:span><text:span text:style-name="T23">3.4. Числа, посилання, масиви, структури.</text:span></text:p>
              </text:list-header>
            </text:list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1"><text:line-break/></text:span><text:span text:style-name="T2"> Лекція №3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">
        <draw:frame presentation:style-name="pr2" draw:text-style-name="P5" draw:layer="layout" svg:width="24.369cm" svg:height="15.049cm" svg:x="2.058cm" svg:y="5.253cm" presentation:class="outline" presentation:user-transformed="true">
          <draw:text-box>
            <text:list text:style-name="L2">
              <text:list-header>
                <text:p text:style-name="P1"><text:span text:style-name="T23">Приклад. Пошук менших.</text:span></text:p>
                <text:p><text:span text:style-name="T23"/></text:p>
                <text:p><text:span text:style-name="T23">1. Вхідні данні: коробка з перевернутими</text:span></text:p>
                <text:p><text:span text:style-name="T23"><text:s text:c="4"/></text:span><text:span text:style-name="T23">картками, на яких написане число.</text:span></text:p>
                <text:p><text:span text:style-name="T23">2. Вихідні дані: Картки з числом меншим за число на першій картці</text:span></text:p>
                <text:p><text:span text:style-name="T23">3. Умови виконання: однією рукою виконавець може дістати або повернути картку в коробку, виконавець може побачити число на картці лише на килимку-“пристрої виконання” де вміщується лише дві картки.</text:span></text:p>
                <text:p><text:span text:style-name="T23"/></text:p>
              </text:list-header>
            </text:list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1"><text:line-break/></text:span><text:span text:style-name="T2">Принцип виконання алгоритму на процесорі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draw:frame presentation:style-name="pr2" draw:text-style-name="P5" draw:layer="layout" svg:width="24.369cm" svg:height="13.795cm" svg:x="2.058cm" svg:y="5.253cm" presentation:class="outline" presentation:user-transformed="true">
          <draw:text-box>
            <text:list text:style-name="L2">
              <text:list-header>
                <text:p text:style-name="P1"><text:span text:style-name="T23">Приклад. Пошук менших.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><text:s text:c="7"/></text:span><text:span text:style-name="T23">ОЗП <text:s text:c="12"/>ЦП <text:s text:c="15"/>ПЗП</text:span></text:p>
                <text:p><text:span text:style-name="T23"><text:s text:c="4"/></text:span><text:span text:style-name="T23">Пам’ять <text:s text:c="4"/>Регістри+ <text:s text:c="6"/>Пам’ять</text:span></text:p>
                <text:p><text:span text:style-name="T23"><text:s text:c="21"/></text:span><text:span text:style-name="T23">логічний пр.</text:span></text:p>
              </text:list-header>
            </text:list>
          </draw:text-box>
        </draw:frame>
        <draw:frame presentation:style-name="pr1" draw:text-style-name="P2" draw:layer="layout" svg:width="23.912cm" svg:height="4.716cm" svg:x="2.058cm" svg:y="0.784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1"><text:line-break/></text:span><text:span text:style-name="T2">Принцип виконання алгоритму на процесорі</text:span></text:p>
          </draw:text-box>
        </draw:frame>
        <draw:g>
          <draw:g>
            <draw:g>
              <draw:custom-shape draw:style-name="gr6" draw:text-style-name="P1" draw:layer="layout" svg:width="6.918cm" svg:height="6.727cm" svg:x="15.761cm" svg:y="8.187cm">
                <text:p/>
                <draw:enhanced-geometry svg:viewBox="0 0 21600 21600" draw:glue-points="?f6 0 10800 ?f8 ?f11 10800 ?f9 21600 10800 ?f10 ?f5 10800" draw:text-areas="?f3 ?f3 ?f4 ?f4" draw:extrusion="false" draw:extrusion-viewpoint="(-3.472cm -3.472cm 25cm)" draw:extrusion-origin="-0.5 -0.5" draw:extrusion-skew="50 -45" draw:type="parallelogram" draw:modifiers="6400.22216051097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g>
                <draw:custom-shape draw:style-name="gr7" draw:text-style-name="P1" draw:layer="layout" svg:width="4.805cm" svg:height="1.153cm" svg:x="17.874cm" svg:y="7.03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7" draw:text-style-name="P1" draw:layer="layout" svg:width="8.261cm" svg:height="0.332cm" draw:transform="skewX (-0.0452040276266446) rotate (1.26675997109725) translate (15.401cm 14.915cm)">
                  <text:p/>
                  <draw:enhanced-geometry svg:viewBox="0 0 21600 21600" draw:glue-points="?f6 0 10800 ?f8 ?f11 10800 ?f9 21600 10800 ?f10 ?f5 10800" draw:text-areas="?f3 ?f3 ?f4 ?f4" draw:type="parallelogram" draw:modifiers="3160.36287508723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custom-shape draw:style-name="gr7" draw:text-style-name="P1" draw:layer="layout" svg:width="8.262cm" svg:height="0.332cm" draw:transform="skewX (-0.0452040276266446) rotate (1.26675997109725) translate (20.206cm 14.911cm)">
                <text:p/>
                <draw:enhanced-geometry svg:viewBox="0 0 21600 21600" draw:glue-points="?f6 0 10800 ?f8 ?f11 10800 ?f9 21600 10800 ?f10 ?f5 10800" draw:text-areas="?f3 ?f3 ?f4 ?f4" draw:type="parallelogram" draw:modifiers="3160.36287508723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7" draw:text-style-name="P1" draw:layer="layout" svg:width="4.804cm" svg:height="1.154cm" svg:x="15.759cm" svg:y="13.75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g>
                <draw:custom-shape draw:style-name="gr6" draw:text-style-name="P1" draw:layer="layout" svg:width="6.919cm" svg:height="6.725cm" svg:x="3.994cm" svg:y="7.853cm">
                  <text:p/>
                  <draw:enhanced-geometry svg:viewBox="0 0 21600 21600" draw:glue-points="?f6 0 10800 ?f8 ?f11 10800 ?f9 21600 10800 ?f10 ?f5 10800" draw:text-areas="?f3 ?f3 ?f4 ?f4" draw:extrusion="false" draw:extrusion-viewpoint="(-3.472cm -3.472cm 25cm)" draw:extrusion-origin="-0.5 -0.5" draw:extrusion-skew="50 -45" draw:type="parallelogram" draw:modifiers="6400.22216051097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g>
                  <draw:custom-shape draw:style-name="gr7" draw:text-style-name="P1" draw:layer="layout" svg:width="4.805cm" svg:height="1.155cm" svg:x="6.108cm" svg:y="6.69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" draw:text-style-name="P1" draw:layer="layout" svg:width="8.263cm" svg:height="0.332cm" draw:transform="skewX (-0.0452040276266446) rotate (1.26675997109725) translate (3.635cm 14.581cm)">
                    <text:p/>
                    <draw:enhanced-geometry svg:viewBox="0 0 21600 21600" draw:glue-points="?f6 0 10800 ?f8 ?f11 10800 ?f9 21600 10800 ?f10 ?f5 10800" draw:text-areas="?f3 ?f3 ?f4 ?f4" draw:type="parallelogram" draw:modifiers="3160.36287508723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</draw:g>
              </draw:g>
              <draw:g>
                <draw:custom-shape draw:style-name="gr7" draw:text-style-name="P1" draw:layer="layout" svg:width="8.261cm" svg:height="0.33cm" draw:transform="skewX (-0.0485201532054332) rotate (1.26675997109725) translate (8.44cm 14.576cm)">
                  <text:p/>
                  <draw:enhanced-geometry svg:viewBox="0 0 21600 21600" draw:glue-points="?f6 0 10800 ?f8 ?f11 10800 ?f9 21600 10800 ?f10 ?f5 10800" draw:text-areas="?f3 ?f3 ?f4 ?f4" draw:type="parallelogram" draw:modifiers="3160.36287508723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7" draw:text-style-name="P1" draw:layer="layout" svg:width="4.805cm" svg:height="1.153cm" svg:x="3.992cm" svg:y="13.42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8" draw:text-style-name="P1" draw:layer="layout" svg:width="1.5cm" svg:height="1.615cm" svg:x="5.811cm" svg:y="7.963cm">
              <text:p/>
              <draw:enhanced-geometry svg:viewBox="0 0 21600 21600" draw:glue-points="?f6 0 10800 ?f8 ?f11 10800 ?f9 21600 10800 ?f10 ?f5 10800" draw:text-areas="?f3 ?f3 ?f4 ?f4" draw:extrusion="true" draw:extrusion-viewpoint="(3.472cm 3.472cm 25cm)" draw:extrusion-origin="0.5 0.5" draw:extrusion-skew="50 135" draw:extrusion-depth="0.27cm 0" draw:type="parallelogram" draw:modifiers="6807.0714834742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1.499cm" svg:height="1.615cm" svg:x="7.196cm" svg:y="7.963cm">
              <text:p/>
              <draw:enhanced-geometry svg:viewBox="0 0 21600 21600" draw:glue-points="?f6 0 10800 ?f8 ?f11 10800 ?f9 21600 10800 ?f10 ?f5 10800" draw:text-areas="?f3 ?f3 ?f4 ?f4" draw:extrusion="true" draw:extrusion-viewpoint="(3.472cm 3.472cm 25cm)" draw:extrusion-origin="0.5 0.5" draw:extrusion-skew="50 135" draw:extrusion-depth="0.27cm 0" draw:type="parallelogram" draw:modifiers="6807.0714834742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1.501cm" svg:height="1.615cm" svg:x="8.695cm" svg:y="7.963cm">
              <text:p/>
              <draw:enhanced-geometry svg:viewBox="0 0 21600 21600" draw:glue-points="?f6 0 10800 ?f8 ?f11 10800 ?f9 21600 10800 ?f10 ?f5 10800" draw:text-areas="?f3 ?f3 ?f4 ?f4" draw:extrusion="true" draw:extrusion-viewpoint="(3.472cm 3.472cm 25cm)" draw:extrusion-origin="0.5 0.5" draw:extrusion-skew="50 135" draw:extrusion-depth="0.27cm 0" draw:type="parallelogram" draw:modifiers="6807.0714834742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1.499cm" svg:height="1.615cm" svg:x="5.235cm" svg:y="9.809cm">
              <text:p/>
              <draw:enhanced-geometry svg:viewBox="0 0 21600 21600" draw:glue-points="?f6 0 10800 ?f8 ?f11 10800 ?f9 21600 10800 ?f10 ?f5 10800" draw:text-areas="?f3 ?f3 ?f4 ?f4" draw:extrusion="true" draw:extrusion-viewpoint="(3.472cm 3.472cm 25cm)" draw:extrusion-origin="0.5 0.5" draw:extrusion-skew="50 135" draw:extrusion-depth="0.27cm 0" draw:type="parallelogram" draw:modifiers="6807.0714834742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1.5cm" svg:height="1.615cm" svg:x="6.619cm" svg:y="9.809cm">
              <text:p/>
              <draw:enhanced-geometry svg:viewBox="0 0 21600 21600" draw:glue-points="?f6 0 10800 ?f8 ?f11 10800 ?f9 21600 10800 ?f10 ?f5 10800" draw:text-areas="?f3 ?f3 ?f4 ?f4" draw:extrusion="true" draw:extrusion-viewpoint="(3.472cm 3.472cm 25cm)" draw:extrusion-origin="0.5 0.5" draw:extrusion-skew="50 135" draw:extrusion-depth="0.27cm 0" draw:type="parallelogram" draw:modifiers="6807.0714834742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1.499cm" svg:height="1.615cm" svg:x="8.119cm" svg:y="9.809cm">
              <text:p/>
              <draw:enhanced-geometry svg:viewBox="0 0 21600 21600" draw:glue-points="?f6 0 10800 ?f8 ?f11 10800 ?f9 21600 10800 ?f10 ?f5 10800" draw:text-areas="?f3 ?f3 ?f4 ?f4" draw:extrusion="true" draw:extrusion-viewpoint="(3.472cm 3.472cm 25cm)" draw:extrusion-origin="0.5 0.5" draw:extrusion-skew="50 135" draw:extrusion-depth="0.27cm 0" draw:type="parallelogram" draw:modifiers="6807.0714834742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1" draw:layer="layout" svg:width="1.5cm" svg:height="1.614cm" svg:x="4.658cm" svg:y="11.655cm">
              <text:p/>
              <draw:enhanced-geometry svg:viewBox="0 0 21600 21600" draw:glue-points="?f6 0 10800 ?f8 ?f11 10800 ?f9 21600 10800 ?f10 ?f5 10800" draw:text-areas="?f3 ?f3 ?f4 ?f4" draw:extrusion="true" draw:extrusion-viewpoint="(3.472cm 3.472cm 25cm)" draw:extrusion-origin="0.5 0.5" draw:extrusion-skew="50 135" draw:extrusion-depth="0.27cm 0" draw:type="parallelogram" draw:modifiers="6807.0714834742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g>
                <draw:custom-shape draw:style-name="gr6" draw:text-style-name="P1" draw:layer="layout" svg:width="4.204cm" svg:height="4.089cm" svg:x="10.525cm" svg:y="10.743cm">
                  <text:p/>
                  <draw:enhanced-geometry svg:viewBox="0 0 21600 21600" draw:glue-points="?f6 0 10800 ?f8 ?f11 10800 ?f9 21600 10800 ?f10 ?f5 10800" draw:text-areas="?f3 ?f3 ?f4 ?f4" draw:extrusion="false" draw:extrusion-viewpoint="(-3.472cm -3.472cm 25cm)" draw:extrusion-origin="-0.5 -0.5" draw:extrusion-skew="50 -45" draw:type="parallelogram" draw:modifiers="6400.22216051097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g>
                  <draw:custom-shape draw:style-name="gr7" draw:text-style-name="P1" draw:layer="layout" svg:width="2.919cm" svg:height="0.703cm" svg:x="11.81cm" svg:y="10.0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" draw:text-style-name="P1" draw:layer="layout" svg:width="5.024cm" svg:height="0.202cm" draw:transform="skewX (-0.0493928178314301) rotate (1.26675997109725) translate (10.306cm 14.834cm)">
                    <text:p/>
                    <draw:enhanced-geometry svg:viewBox="0 0 21600 21600" draw:glue-points="?f6 0 10800 ?f8 ?f11 10800 ?f9 21600 10800 ?f10 ?f5 10800" draw:text-areas="?f3 ?f3 ?f4 ?f4" draw:type="parallelogram" draw:modifiers="3160.36287508723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</draw:g>
              </draw:g>
              <draw:g>
                <draw:custom-shape draw:style-name="gr7" draw:text-style-name="P1" draw:layer="layout" svg:width="5.023cm" svg:height="0.2cm" draw:transform="skewX (-0.0499164166070285) rotate (1.26675997109725) translate (13.226cm 14.832cm)">
                  <text:p/>
                  <draw:enhanced-geometry svg:viewBox="0 0 21600 21600" draw:glue-points="?f6 0 10800 ?f8 ?f11 10800 ?f9 21600 10800 ?f10 ?f5 10800" draw:text-areas="?f3 ?f3 ?f4 ?f4" draw:type="parallelogram" draw:modifiers="3160.36287508723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7" draw:text-style-name="P1" draw:layer="layout" svg:width="2.922cm" svg:height="0.703cm" svg:x="10.524cm" svg:y="14.129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9" draw:text-style-name="P1" draw:layer="layout" svg:width="1.499cm" svg:height="1.616cm" svg:x="12.618cm" svg:y="10.962cm">
              <text:p/>
              <draw:enhanced-geometry svg:viewBox="0 0 21600 21600" draw:glue-points="?f6 0 10800 ?f8 ?f11 10800 ?f9 21600 10800 ?f10 ?f5 10800" draw:text-areas="?f3 ?f3 ?f4 ?f4" draw:extrusion="true" draw:extrusion-viewpoint="(3.472cm 3.472cm 25cm)" draw:extrusion-origin="0.5 0.5" draw:extrusion-skew="50 135" draw:extrusion-depth="0.27cm 0" draw:type="parallelogram" draw:modifiers="6807.0714834742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9" draw:text-style-name="P1" draw:layer="layout" svg:width="1.5cm" svg:height="1.616cm" svg:x="10.887cm" svg:y="12.346cm">
              <text:p/>
              <draw:enhanced-geometry svg:viewBox="0 0 21600 21600" draw:glue-points="?f6 0 10800 ?f8 ?f11 10800 ?f9 21600 10800 ?f10 ?f5 10800" draw:text-areas="?f3 ?f3 ?f4 ?f4" draw:extrusion="true" draw:extrusion-viewpoint="(3.472cm 3.472cm 25cm)" draw:extrusion-origin="0.5 0.5" draw:extrusion-skew="50 135" draw:extrusion-depth="0.27cm 0" draw:type="parallelogram" draw:modifiers="6807.07148347425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14" draw:layer="layout" svg:width="1.154cm" svg:height="1.153cm" svg:x="12.848cm" svg:y="11.193cm">
              <text:p text:style-name="P13"><text:span text:style-name="T24">8</text:span></text:p>
    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path="true" draw:text-path-mode="shape" draw:text-path-scale="path" draw:text-path-same-letter-heights="false" draw:text-areas="0 0 21600 21600" draw:type="fontwork-plain-text" draw:modifiers="7652.11478852115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  <draw:custom-shape draw:style-name="gr10" draw:text-style-name="P14" draw:layer="layout" svg:width="1.153cm" svg:height="1.153cm" svg:x="11.119cm" svg:y="12.578cm">
              <text:p text:style-name="P13"><text:span text:style-name="T24">4</text:span></text:p>
    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path="true" draw:text-path-mode="shape" draw:text-path-scale="path" draw:text-path-same-letter-heights="false" draw:text-areas="0 0 21600 21600" draw:type="fontwork-plain-text" draw:modifiers="7652.11478852115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draw:g>
        </draw:g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1">
        <draw:frame presentation:style-name="pr4" draw:layer="layout" svg:width="23.912cm" svg:height="4.095cm" svg:x="2.058cm" svg:y="0.49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2"><text:line-break/></text:span><text:span text:style-name="T2">Покрокова деталізація</text:span></text:p>
          </draw:text-box>
        </draw:frame>
        <draw:frame presentation:style-name="pr2" draw:text-style-name="P15" draw:layer="layout" svg:width="24.369cm" svg:height="13.715cm" svg:x="2.058cm" svg:y="5.453cm" presentation:class="outline">
          <draw:text-box>
            <text:list text:style-name="L2">
              <text:list-header>
                <text:p text:style-name="P15"><text:span text:style-name="T25">Покрокова деталізація: </text:span></text:p>
                <text:p text:style-name="P15"><text:span text:style-name="T25">1. Огляд задачі в цілому</text:span></text:p>
                <text:p text:style-name="P15"><text:span text:style-name="T25">2. Визначення, “що я повинен вміти, щоб розв’язати цю задачу”.</text:span></text:p>
                <text:p text:style-name="P15"><text:span text:style-name="T25">3. Побудова алгоритму для розв’язання основної задачі</text:span></text:p>
                <text:p text:style-name="P15"><text:span text:style-name="T25">4. Повторити розв’язання для поставлених підзадач у пункті 2.</text:span></text:p>
                <text:p text:style-name="P15"><text:span text:style-name="T25"/></text:p>
                <text:p text:style-name="P15"><text:span text:style-name="T25">ПРИКЛАД: Сортування по спаданню.</text:span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1">
        <draw:frame presentation:style-name="pr4" draw:layer="layout" svg:width="23.912cm" svg:height="4.095cm" svg:x="2.058cm" svg:y="0.49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2"><text:line-break/></text:span><text:span text:style-name="T2">Покрокова деталізація</text:span></text:p>
          </draw:text-box>
        </draw:frame>
        <draw:frame presentation:style-name="pr2" draw:text-style-name="P15" draw:layer="layout" svg:width="24.369cm" svg:height="13.795cm" svg:x="2.058cm" svg:y="5.453cm" presentation:class="outline" presentation:user-transformed="true">
          <draw:text-box>
            <text:list text:style-name="L2">
              <text:list-header>
                <text:p text:style-name="P15"><text:span text:style-name="T26">Задача:</text:span><text:span text:style-name="T25"> Відсортувати масив.</text:span></text:p>
                <text:p text:style-name="P15"><text:span text:style-name="T25">1. Нехай у масиві елементи 0..N-1 вже відсортовані від більшого до меншого. Як додати до такого масиву ще один елемент?</text:span></text:p>
                <text:p text:style-name="P15"><text:span text:style-name="T25">2. Є загальний масив. Перший елемент є впорядкованим масивом. До нього можна додати наступний, але так, щоб масив з новим елементом зберіг сортування. Дію повторювати і сортований масив почне збільшуватись.</text:span></text:p>
                <text:p text:style-name="P15"><text:span text:style-name="T25"><text:s/></text:span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1">
        <draw:frame presentation:style-name="pr4" draw:layer="layout" svg:width="23.912cm" svg:height="4.095cm" svg:x="2.058cm" svg:y="0.49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2"><text:line-break/></text:span><text:span text:style-name="T2">Покрокова деталізація</text:span></text:p>
          </draw:text-box>
        </draw:frame>
        <draw:frame presentation:style-name="pr2" draw:text-style-name="P15" draw:layer="layout" svg:width="24.369cm" svg:height="15.049cm" svg:x="2.058cm" svg:y="5.453cm" presentation:class="outline" presentation:user-transformed="true">
          <draw:text-box>
            <text:list text:style-name="L2">
              <text:list-header>
                <text:p text:style-name="P15"><text:span text:style-name="T26">3. Алгоритм:</text:span></text:p>
                <text:p text:style-name="P15"><text:span text:style-name="T25">а) Перший елемент вважаємо початковим відсортованим підмасивом</text:span></text:p>
                <text:p text:style-name="P15"><text:span text:style-name="T25">б) Наступний елемент додаємо до підмасиву зі збереженням сортованості</text:span></text:p>
                <text:p text:style-name="P15"><text:span text:style-name="T25">г) Поки є не сортовані елементи, переходимо до пункту б)</text:span></text:p>
                <text:p text:style-name="P15"><text:span text:style-name="T25"/></text:p>
                <text:p text:style-name="P15"><text:span text:style-name="T26">Підзадача:</text:span><text:span text:style-name="T25"> останній елемент відсортованого масиву не сортований, пересунути його на своє місце</text:span></text:p>
                <text:p text:style-name="P15"><text:span text:style-name="T25"><text:s/></text:span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1">
        <draw:frame presentation:style-name="pr4" draw:layer="layout" svg:width="23.912cm" svg:height="4.095cm" svg:x="2.058cm" svg:y="0.49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2"><text:line-break/></text:span><text:span text:style-name="T2">Покрокова деталізація</text:span></text:p>
          </draw:text-box>
        </draw:frame>
        <draw:frame presentation:style-name="pr2" draw:text-style-name="P15" draw:layer="layout" svg:width="24.369cm" svg:height="13.715cm" svg:x="2.058cm" svg:y="5.153cm" presentation:class="outline" presentation:user-transformed="true">
          <draw:text-box>
            <text:list text:style-name="L2">
              <text:list-header>
                <text:p text:style-name="P15"><text:span text:style-name="T26">4. Підзадача:</text:span></text:p>
                <text:p text:style-name="P15"><text:span text:style-name="T25">Останній елемент відсортованого масиву не сортований, пересунути його на своє місце.</text:span></text:p>
                <text:p text:style-name="P15"><text:span text:style-name="T26">а)</text:span><text:span text:style-name="T25"> Якщо попередній елемент від не сортованого менший, то поміняти їх місцями.</text:span></text:p>
                <text:p text:style-name="P15"><text:span text:style-name="T26">б)</text:span><text:span text:style-name="T25"> Повторити пункт а) доки не досягнемо початку масиву, або не було обміну місцями</text:span></text:p>
                <text:p text:style-name="P15"><text:span text:style-name="T25"><text:s/></text:span></text:p>
              </text:list-header>
            </text:list>
          </draw:text-box>
        </draw:frame>
        <draw:g>
          <draw:frame draw:style-name="standard" draw:layer="layout" svg:width="21.597cm" svg:height="4.499cm" svg:x="3.402cm" svg:y="14.5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6">5</text:p>
                </table:table-cell>
                <table:table-cell>
                  <text:p text:style-name="P16">3</text:p>
                </table:table-cell>
                <table:table-cell>
                  <text:p text:style-name="P16">2</text:p>
                </table:table-cell>
                <table:table-cell table:style-name="ce2">
                  <text:p text:style-name="P17">4</text:p>
                </table:table-cell>
              </table:table-row>
              <table:table-row table:style-name="ro1" table:default-cell-style-name="ce1">
                <table:table-cell>
                  <text:p text:style-name="P16">5</text:p>
                </table:table-cell>
                <table:table-cell>
                  <text:p text:style-name="P16">3</text:p>
                </table:table-cell>
                <table:table-cell table:style-name="ce2">
                  <text:p text:style-name="P17">4</text:p>
                </table:table-cell>
                <table:table-cell>
                  <text:p text:style-name="P16"><text:span text:style-name="T27">2</text:span></text:p>
                </table:table-cell>
              </table:table-row>
              <table:table-row table:style-name="ro1" table:default-cell-style-name="ce1">
                <table:table-cell>
                  <text:p text:style-name="P16"><text:span text:style-name="T27">5</text:span></text:p>
                </table:table-cell>
                <table:table-cell table:style-name="ce2">
                  <text:p text:style-name="P17">4</text:p>
                </table:table-cell>
                <table:table-cell>
                  <text:p text:style-name="P16"><text:span text:style-name="T27">3</text:span></text:p>
                </table:table-cell>
                <table:table-cell table:style-name="ce2">
                  <text:p text:style-name="P18"><text:span text:style-name="T27">2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11" draw:text-style-name="P1" draw:layer="layout" svg:width="2.911cm" svg:height="1.121cm" svg:x="18.129cm" svg:y="14.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1" draw:layer="layout" svg:width="2.91cm" svg:height="1.121cm" svg:x="12.766cm" svg:y="16.178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8" draw:text-style-name="P1" draw:layer="layout" svg:width="2.911cm" svg:height="1.121cm" svg:x="7.347cm" svg:y="17.67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1">
        <draw:frame presentation:style-name="pr4" draw:layer="layout" svg:width="23.912cm" svg:height="4.095cm" svg:x="2.058cm" svg:y="0.49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2"><text:line-break/></text:span><text:span text:style-name="T2">Запис алгоритму</text:span></text:p>
          </draw:text-box>
        </draw:frame>
        <draw:frame presentation:style-name="pr2" draw:text-style-name="P19" draw:layer="layout" svg:width="24.369cm" svg:height="14.535cm" svg:x="2.058cm" svg:y="5.153cm" presentation:class="outline" presentation:user-transformed="true">
          <draw:text-box>
            <text:list text:style-name="L2">
              <text:list-header>
                <text:p text:style-name="P19"><text:span text:style-name="T28">#include &lt;stdio.h&gt;</text:span></text:p>
                <text:p text:style-name="P19"><text:span text:style-name="T29"><text:s/></text:span></text:p>
                <text:p text:style-name="P19"><text:span text:style-name="T28">void</text:span><text:span text:style-name="T29"> addElement(</text:span><text:span text:style-name="T28">int</text:span><text:span text:style-name="T29">* A, </text:span><text:span text:style-name="T28">int</text:span><text:span text:style-name="T29"> length);</text:span></text:p>
                <text:p text:style-name="P19"><text:span text:style-name="T29"/></text:p>
                <text:p text:style-name="P19"><text:span text:style-name="T28">void</text:span><text:span text:style-name="T29"> main()</text:span></text:p>
                <text:p text:style-name="P19"><text:span text:style-name="T29">{</text:span></text:p>
                <text:p text:style-name="P19"><text:span text:style-name="T29"><text:s text:c="2"/></text:span><text:span text:style-name="T28">int</text:span><text:span text:style-name="T29"> M[256], lengthM, i;</text:span></text:p>
                <text:p text:style-name="P19"><text:span text:style-name="T29"><text:s text:c="2"/></text:span><text:span text:style-name="T29">... </text:span><text:span text:style-name="T30">/* Прочитати масив <text:s/>*/</text:span></text:p>
                <text:p text:style-name="P19"><text:span text:style-name="T29"><text:s text:c="2"/></text:span><text:span text:style-name="T28">for</text:span><text:span text:style-name="T29">( i=1; i&lt;lengthM; i++)</text:span></text:p>
                <text:p text:style-name="P19"><text:span text:style-name="T29"><text:s text:c="2"/></text:span><text:span text:style-name="T29">{</text:span><text:span text:style-name="T30">/*Збільшення відсортованої частини*/</text:span></text:p>
                <text:p text:style-name="P19"><text:span text:style-name="T29"><text:s text:c="4"/></text:span><text:span text:style-name="T29">addElement(M,i)</text:span></text:p>
                <text:p text:style-name="P19"><text:span text:style-name="T29"><text:s text:c="2"/></text:span><text:span text:style-name="T29">}</text:span></text:p>
                <text:p text:style-name="P19"><text:span text:style-name="T29">}</text:span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1">
        <draw:frame presentation:style-name="pr4" draw:layer="layout" svg:width="23.912cm" svg:height="4.095cm" svg:x="2.058cm" svg:y="0.49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2"><text:line-break/></text:span><text:span text:style-name="T2">Запис алгоритму</text:span></text:p>
          </draw:text-box>
        </draw:frame>
        <draw:frame presentation:style-name="pr2" draw:text-style-name="P21" draw:layer="layout" svg:width="26.5cm" svg:height="14.416cm" svg:x="1cm" svg:y="5.153cm" presentation:class="outline" presentation:user-transformed="true">
          <draw:text-box>
            <text:list text:style-name="L2">
              <text:list-header>
                <text:p text:style-name="P20"><text:span text:style-name="T31">/*Збільшення відсортованої частини*/</text:span></text:p>
                <text:p text:style-name="P21"><text:span text:style-name="T32">void</text:span><text:span text:style-name="T33"> addElement(</text:span><text:span text:style-name="T32">int</text:span><text:span text:style-name="T33">* A, </text:span><text:span text:style-name="T32">int</text:span><text:span text:style-name="T33"> length)</text:span></text:p>
                <text:p text:style-name="P21"><text:span text:style-name="T33">{</text:span></text:p>
                <text:p text:style-name="P21"><text:span text:style-name="T33"><text:s text:c="2"/></text:span><text:span text:style-name="T32">int</text:span><text:span text:style-name="T33"> k,tmp;</text:span></text:p>
                <text:p text:style-name="P21"><text:span text:style-name="T33"><text:s text:c="2"/></text:span><text:span text:style-name="T32">for</text:span><text:span text:style-name="T33">( k=length; k&gt;0; k--)</text:span></text:p>
                <text:p text:style-name="P21"><text:span text:style-name="T33"><text:s text:c="2"/></text:span><text:span text:style-name="T33">{ </text:span><text:span text:style-name="T31">/*З кінця підмасива до його початку:*/</text:span></text:p>
                <text:p text:style-name="P21"><text:span text:style-name="T33"><text:s text:c="3"/></text:span><text:span text:style-name="T33">if( A[k]&gt;A[k-1] )</text:span><text:span text:style-name="T31">/*Якщо наш елемент більший*/</text:span></text:p>
                <text:p text:style-name="P21"><text:span text:style-name="T33"><text:s text:c="3"/></text:span><text:span text:style-name="T33">{</text:span><text:span text:style-name="T31">/*Зміна елементів місцями*/</text:span></text:p>
                <text:p text:style-name="P21"><text:span text:style-name="T33"><text:s text:c="4"/></text:span><text:span text:style-name="T33">tmp = A[k]; A[k] = A[k-1]; A[k-1] = tmp;</text:span></text:p>
                <text:p text:style-name="P21"><text:span text:style-name="T33"><text:s text:c="3"/></text:span><text:span text:style-name="T33">}</text:span><text:span text:style-name="T32">else</text:span></text:p>
                <text:p text:style-name="P21"><text:span text:style-name="T33"><text:s text:c="3"/></text:span><text:span text:style-name="T33">{</text:span><text:span text:style-name="T31">/*Елемент вже на місці, вертаємося*/</text:span></text:p>
                <text:p text:style-name="P21"><text:span text:style-name="T33"><text:s text:c="4"/></text:span><text:span text:style-name="T32">return</text:span><text:span text:style-name="T33">;</text:span></text:p>
                <text:p text:style-name="P21"><text:span text:style-name="T33"><text:s text:c="3"/></text:span><text:span text:style-name="T33">}</text:span></text:p>
                <text:p text:style-name="P21"><text:span text:style-name="T33"><text:s text:c="2"/></text:span><text:span text:style-name="T33">}</text:span></text:p>
                <text:p text:style-name="P21"><text:span text:style-name="T33">}</text:span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1T1">
        <draw:frame presentation:style-name="pr4" draw:layer="layout" svg:width="23.912cm" svg:height="4.095cm" svg:x="2.058cm" svg:y="0.49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2"><text:line-break/></text:span><text:span text:style-name="T2">Числа, посилання, масиви, структури</text:span></text:p>
          </draw:text-box>
        </draw:frame>
        <draw:frame presentation:style-name="pr2" draw:text-style-name="P22" draw:layer="layout" svg:width="26.5cm" svg:height="13.715cm" svg:x="1cm" svg:y="5.153cm" presentation:class="outline" presentation:user-transformed="true">
          <draw:text-box>
            <text:list text:style-name="L2">
              <text:list-item>
                <text:p text:style-name="P15"><text:span text:style-name="T26">Число</text:span><text:span text:style-name="T25"> — значення яке зберігається в пам’яті комп’ютера. </text:span></text:p>
              </text:list-item>
              <text:list-item>
                <text:p text:style-name="P15"><text:span text:style-name="T26">Посилання</text:span><text:span text:style-name="T25"> — значення адреси пам’яті за якою записані дані (число).</text:span></text:p>
              </text:list-item>
            </text:list>
          </draw:text-box>
        </draw:frame>
        <draw:frame draw:style-name="standard" draw:layer="layout" svg:width="23.756cm" svg:height="3.171cm" svg:x="2.743cm" svg:y="13.8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3">№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2</text:p>
              </table:table-cell>
              <table:table-cell>
                <text:p text:style-name="P23">3</text:p>
              </table:table-cell>
              <table:table-cell>
                <text:p text:style-name="P23">4</text:p>
              </table:table-cell>
              <table:table-cell>
                <text:p text:style-name="P23">5</text:p>
              </table:table-cell>
              <table:table-cell>
                <text:p text:style-name="P23">6</text:p>
              </table:table-cell>
              <table:table-cell>
                <text:p text:style-name="P23">7</text:p>
              </table:table-cell>
              <table:table-cell>
                <text:p text:style-name="P23">8</text:p>
              </table:table-cell>
            </table:table-row>
            <table:table-row table:style-name="ro2" table:default-cell-style-name="ce3">
              <table:table-cell table:style-name="ce4">
                <text:p text:style-name="P23"><text:span text:style-name="T12">Зн.</text:span></text:p>
              </table:table-cell>
              <table:table-cell>
                <text:p text:style-name="P23">0</text:p>
              </table:table-cell>
              <table:table-cell>
                <text:p text:style-name="P23">6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  <table:table-cell>
                <text:p text:style-name="P23">48</text:p>
              </table:table-cell>
              <table:table-cell>
                <text:p text:style-name="P23">?</text:p>
              </table:table-cell>
              <table:table-cell>
                <text:p text:style-name="P23">?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2" draw:text-style-name="P1" draw:layer="layout" svg:width="12.056cm" svg:height="8.347cm" draw:transform="rotate (0.303338223996557) translate (7.781cm 13.103cm)">
          <text:p/>
          <draw:enhanced-geometry svg:viewBox="0 0 21600 21600" draw:text-areas="0 0 21600 21600" draw:type="circular-arrow" draw:modifiers="-162.538681724168 -15.6129101466351 8883.214240243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1T1">
        <draw:frame presentation:style-name="pr4" draw:layer="layout" svg:width="23.912cm" svg:height="4.095cm" svg:x="2.058cm" svg:y="0.49cm" presentation:class="title" presentation:user-transformed="true">
          <draw:text-box>
            <text:p text:style-name="P1"><text:span text:style-name="T1">Основні принципи проектування алгоритмів</text:span><text:span text:style-name="T2"><text:line-break/></text:span><text:span text:style-name="T2">Числа, посилання, масиви, структури</text:span></text:p>
          </draw:text-box>
        </draw:frame>
        <draw:frame presentation:style-name="pr2" draw:text-style-name="P22" draw:layer="layout" svg:width="26.5cm" svg:height="13.715cm" svg:x="1cm" svg:y="5.153cm" presentation:class="outline" presentation:user-transformed="true">
          <draw:text-box>
            <text:list text:style-name="L2">
              <text:list-item>
                <text:p text:style-name="P15"><text:span text:style-name="T26">Масив</text:span><text:span text:style-name="T25"> — значення які зберігаються в пам’яті у послідовних адресах. </text:span></text:p>
              </text:list-item>
              <text:list-item>
                <text:p text:style-name="P15"><text:span text:style-name="T26">Структура</text:span><text:span text:style-name="T25"> — декілька значень які записані послідовно у визначеному порядку.</text:span></text:p>
              </text:list-item>
            </text:list>
          </draw:text-box>
        </draw:frame>
        <draw:frame draw:style-name="standard" draw:layer="layout" svg:width="23.756cm" svg:height="3.551cm" svg:x="2.297cm" svg:y="12.63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3">№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  <table:table-cell>
                <text:p text:style-name="P23">2</text:p>
              </table:table-cell>
              <table:table-cell>
                <text:p text:style-name="P23">3</text:p>
              </table:table-cell>
              <table:table-cell>
                <text:p text:style-name="P23">4</text:p>
              </table:table-cell>
              <table:table-cell>
                <text:p text:style-name="P23">5</text:p>
              </table:table-cell>
              <table:table-cell>
                <text:p text:style-name="P23">6</text:p>
              </table:table-cell>
              <table:table-cell>
                <text:p text:style-name="P23">7</text:p>
              </table:table-cell>
              <table:table-cell>
                <text:p text:style-name="P23">8</text:p>
              </table:table-cell>
            </table:table-row>
            <table:table-row table:style-name="ro2" table:default-cell-style-name="ce5">
              <table:table-cell table:style-name="ce4">
                <text:p text:style-name="P23"><text:span text:style-name="T12">Зн.</text:span></text:p>
              </table:table-cell>
              <table:table-cell table:style-name="ce3">
                <text:p text:style-name="P23">0</text:p>
              </table:table-cell>
              <table:table-cell table:style-name="ce3">
                <text:p text:style-name="P23">?</text:p>
              </table:table-cell>
              <table:table-cell>
                <text:p text:style-name="P24">34</text:p>
              </table:table-cell>
              <table:table-cell>
                <text:p text:style-name="P24">23</text:p>
              </table:table-cell>
              <table:table-cell>
                <text:p text:style-name="P24">22</text:p>
              </table:table-cell>
              <table:table-cell>
                <text:p text:style-name="P24">1</text:p>
              </table:table-cell>
              <table:table-cell>
                <text:p text:style-name="P24">48</text:p>
              </table:table-cell>
              <table:table-cell table:style-name="ce3">
                <text:p text:style-name="P23">?</text:p>
              </table:table-cell>
              <table:table-cell table:style-name="ce3">
                <text:p text:style-name="P23">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09-04-16T11:32:32.86</meta:creation-date>
    <meta:editing-duration>PT13H6M10S</meta:editing-duration>
    <meta:editing-cycles>103</meta:editing-cycles>
    <meta:generator>OpenOffice.org/3.4$Unix OpenOffice.org_project/340m1$Build-9590</meta:generator>
    <dc:date>2012-09-16T22:00:25</dc:date>
    <meta:document-statistic meta:object-count="193"/>
  </office:meta>
</office:document-meta>
</file>